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161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25cm"/>
    </style:style>
    <style:style style:name="pr1" style:family="presentation" style:parent-style-name="Default-title">
      <style:graphic-properties fo:min-height="20.12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outline1">
      <style:graphic-properties fo:min-height="15.314cm"/>
    </style:style>
    <style:style style:name="pr6" style:family="presentation" style:parent-style-name="Default-outline1">
      <style:graphic-properties fo:min-height="14.571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0.122cm" svg:x="0.801cm" svg:y="-1.989cm" presentation:class="title" presentation:user-transformed="true">
          <draw:text-box>
            <text:p><text:line-break/><text:line-break/><text:line-break/>Introduction to<text:line-break/>Machine Learning<text:line-break/>For<text:line-break/>Complete Beginners<text:line-break/><text:line-break/><text:line-break/><text:line-break/><text:line-break/><text:span text:style-name="T1">pythonforengineer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eps to machine learning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rect draw:style-name="gr2" draw:text-style-name="P1" draw:layer="layout" svg:width="5.6cm" svg:height="2.8cm" svg:x="3.4cm" svg:y="7.8cm">
          <text:p text:style-name="P1">Gather Data</text:p>
        </draw:rect>
        <draw:line draw:style-name="gr3" draw:text-style-name="P1" draw:layer="layout" svg:x1="9cm" svg:y1="9.2cm" svg:x2="11cm" svg:y2="9.2cm">
          <text:p/>
        </draw:line>
        <draw:rect draw:style-name="gr2" draw:text-style-name="P1" draw:layer="layout" svg:width="5.6cm" svg:height="3cm" svg:x="11cm" svg:y="7.8cm">
          <text:p text:style-name="P1">Clean Data</text:p>
        </draw:rect>
        <draw:line draw:style-name="gr3" draw:text-style-name="P1" draw:layer="layout" svg:x1="16.8cm" svg:y1="9.2cm" svg:x2="18.8cm" svg:y2="9.2cm">
          <text:p/>
        </draw:line>
        <draw:rect draw:style-name="gr2" draw:text-style-name="P1" draw:layer="layout" svg:width="4.6cm" svg:height="3.2cm" svg:x="20.2cm" svg:y="7.8cm">
          <text:p text:style-name="P1">Prepare input</text:p>
          <text:p text:style-name="P1"><text:s/>for ML</text:p>
        </draw:rect>
        <draw:line draw:style-name="gr3" draw:text-style-name="P1" draw:layer="layout" svg:x1="22.4cm" svg:y1="11cm" svg:x2="22.4cm" svg:y2="13.6cm">
          <text:p/>
        </draw:line>
        <draw:rect draw:style-name="gr2" draw:text-style-name="P1" draw:layer="layout" svg:width="5.8cm" svg:height="3.2cm" svg:x="19.8cm" svg:y="13.8cm">
          <text:p text:style-name="P1">Machine Learning</text:p>
          <text:p text:style-name="P1">Algorithm</text:p>
        </draw:rect>
        <draw:line draw:style-name="gr3" draw:text-style-name="P1" draw:layer="layout" svg:x1="19.8cm" svg:y1="15.4cm" svg:x2="16.2cm" svg:y2="15.4cm">
          <text:p/>
        </draw:line>
        <draw:rect draw:style-name="gr2" draw:text-style-name="P1" draw:layer="layout" svg:width="5.6cm" svg:height="3.2cm" svg:x="10.4cm" svg:y="14cm">
          <text:p text:style-name="P1">Test model on real</text:p>
          <text:p text:style-name="P1">data</text:p>
        </draw:rect>
        <draw:frame draw:style-name="gr4" draw:text-style-name="P2" draw:layer="layout" svg:width="2.661cm" svg:height="0.802cm" svg:x="16.6cm" svg:y="15.798cm">
          <draw:text-box>
            <text:p><text:span text:style-name="T2">ML model</text:span></text:p>
          </draw:text-box>
        </draw:frame>
        <draw:rect draw:style-name="gr2" draw:text-style-name="P1" draw:layer="layout" svg:width="5.4cm" svg:height="3.2cm" svg:x="2.4cm" svg:y="14cm">
          <text:p text:style-name="P1">Visualise Data</text:p>
        </draw:rect>
        <draw:line draw:style-name="gr3" draw:text-style-name="P1" draw:layer="layout" svg:x1="12.2cm" svg:y1="10.8cm" svg:x2="7.6cm" svg:y2="14cm">
          <text:p/>
        </draw:line>
        <draw:line draw:style-name="gr3" draw:text-style-name="P1" draw:layer="layout" svg:x1="10.4cm" svg:y1="15.4cm" svg:x2="7.8cm" svg:y2="15.4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Mention I wont explain what machine learning is, since if you are here, you already know</text:p>
              <text:p/>
              <text:p/>
              <text:p>Most courses focus only on implementing the machine learning alg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thering Dat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epending on the use case, this might be the hardest part!</text:p>
              </text:list-item>
              <text:list-item>
                <text:p>Data may have to be scraped from websites, or manually collected (by doing surveys, or taking measurements in a lab).</text:p>
              </text:list-item>
              <text:list-item>
                <text:p>Data maybe spread over hundreds of files, in a haphazard forma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ean the dat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Even when you gather the data, it may not be easily usable</text:p>
              </text:list-item>
              <text:list-item>
                <text:p>Missing fields, data in different formats (inches vs centimeter)</text:p>
              </text:list-item>
              <text:list-item>
                <text:p>I have seen the same file have dates in 3 different formats: dd-mm-yy, mm-dd-yy and yy-mm-dd</text:p>
              </text:list-item>
              <text:list-item>
                <text:p>The data has to be made consistent and cle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sualise Dat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You do NOT need machine learning algorithms!</text:p>
              </text:list-item>
              <text:list-item>
                <text:p>Sometimes, just visualising the data will show you insights</text:p>
              </text:list-item>
              <text:list-item>
                <text:p>Made up exampl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5.395cm" svg:x="1.4cm" svg:y="4.914cm" presentation:class="outline" presentation:user-transformed="true">
          <draw:text-box>
            <text:p/>
            <text:p/>
            <text:p/>
            <text:p/>
            <text:p/>
            <text:p/>
            <text:p/>
            <text:p>Why did account cancellation jump in January?</text:p>
            <text:p>What did we change in the service in that time?</text:p>
          </draw:text-box>
        </draw:frame>
        <draw:frame draw:style-name="gr5" draw:text-style-name="P1" draw:layer="layout" svg:width="24.196cm" svg:height="14.2cm" svg:x="1.604cm" svg:y="1.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paring for machine learning</text:p>
          </draw:text-box>
        </draw:frame>
        <draw:frame presentation:style-name="pr4" draw:layer="layout" svg:width="25.199cm" svg:height="13.859cm" svg:x="1.4cm" svg:y="4.914cm" presentation:class="outline">
          <draw:text-box>
            <text:p/>
            <text:p/>
            <text:p/>
            <text:p/>
            <text:p>We need to choose which inputs we will use for our learning, and what the expected output is</text:p>
            <text:p/>
          </draw:text-box>
        </draw:frame>
        <draw:rect draw:style-name="gr2" draw:text-style-name="P1" draw:layer="layout" svg:width="7.2cm" svg:height="4.2cm" svg:x="10.8cm" svg:y="5.4cm">
          <text:p text:style-name="P1">Machine Learning</text:p>
          <text:p text:style-name="P1">Algorithm</text:p>
        </draw:rect>
        <draw:line draw:style-name="gr3" draw:text-style-name="P1" draw:layer="layout" svg:x1="7.6cm" svg:y1="7cm" svg:x2="10.8cm" svg:y2="7cm">
          <text:p/>
        </draw:line>
        <draw:frame draw:style-name="gr6" draw:layer="layout" svg:width="2.229cm" svg:height="0.963cm" svg:x="6.771cm" svg:y="5.8cm">
          <draw:text-box>
            <text:p>Inputs</text:p>
          </draw:text-box>
        </draw:frame>
        <draw:line draw:style-name="gr3" draw:text-style-name="P1" draw:layer="layout" svg:x1="7.4cm" svg:y1="8.8cm" svg:x2="10.8cm" svg:y2="8.8cm">
          <text:p/>
        </draw:line>
        <draw:frame draw:style-name="gr7" draw:layer="layout" svg:width="5.078cm" svg:height="0.963cm" svg:x="5cm" svg:y="9.4cm">
          <draw:text-box>
            <text:p>Expected output</text:p>
          </draw:text-box>
        </draw:frame>
        <draw:line draw:style-name="gr3" draw:text-style-name="P1" draw:layer="layout" svg:x1="18cm" svg:y1="7.4cm" svg:x2="21.2cm" svg:y2="7.4cm">
          <text:p/>
        </draw:line>
        <draw:frame draw:style-name="gr8" draw:layer="layout" svg:width="2.225cm" svg:height="0.963cm" svg:x="21.6cm" svg:y="7cm">
          <draw:text-box>
            <text:p>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itanic dataset contains: Name, age, address etc.</text:p>
              </text:list-item>
              <text:list-item>
                <text:p>Are all these fields useful?</text:p>
              </text:list-item>
              <text:list-item>
                <text:p>What are the inputs?</text:p>
              </text:list-item>
              <text:list-item>
                <text:p>What is the expected outpu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s we will fa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Overfitting</text:p>
                <text:p>The algorithm does an excellent job of prediction. But it <text:span text:style-name="T3">only </text:span><text:span text:style-name="T4">works on our test data</text:span> </text:p>
              </text:list-item>
              <text:list-item>
                <text:p>The algorithm has only learnt how to predict with our exact data</text:p>
              </text:list-item>
              <text:list-item>
                <text:p/>
              </text:list-item>
              <text:list-item>
                <text:p>Like Astrologers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6" draw:layer="layout" svg:width="25.199cm" svg:height="16.427cm" svg:x="1.4cm" svg:y="4.914cm" presentation:class="outline" presentation:user-transformed="true">
          <draw:text-box>
            <text:list text:style-name="L3">
              <text:list-item>
                <text:p>The test data is divided into a training and test section</text:p>
              </text:list-item>
              <text:list-item>
                <text:p>Only the training set is used to train the algorithm</text:p>
              </text:list-item>
              <text:list-item>
                <text:p>The test set is then used to check if the model works for unseen data (as we know what the expected output is for the test data)</text:p>
              </text:list-item>
              <text:list-item>
                <text:p>Problem: The amount of data the <text:s/>algorithm has is reduced</text:p>
              </text:list-item>
              <text:list-item>
                <text:p>Engineering is about compromi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our assignmen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Look at dataset</text:p>
              </text:list-item>
              <text:list-item>
                <text:p>Which fields will you be choosing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4T17:09:18.26</meta:creation-date>
    <dc:date>2015-12-05T12:12:13.02</dc:date>
    <meta:editing-duration>PT3H35M24S</meta:editing-duration>
    <meta:editing-cycles>14</meta:editing-cycles>
    <meta:generator>OpenOffice/4.1.2$Win32 OpenOffice.org_project/412m3$Build-9782</meta:generator>
    <meta:document-statistic meta:object-count="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97cm" svg:height="14.201cm" xlink:href="." xlink:type="simple" chart:class="chart:line" chart:style-name="ch1">
        <chart:title svg:x="9.514cm" svg:y="0.42cm" chart:style-name="ch2">
          <text:p>Cancellations of Accounts</text:p>
        </chart:title>
        <chart:legend chart:legend-position="end" svg:x="20.974cm" svg:y="6.788cm" style:legend-expansion="high" chart:style-name="ch3"/>
        <chart:plot-area chart:style-name="ch4" chart:data-source-has-labels="both" svg:x="0.933cm" svg:y="2.051cm" svg:width="19.075cm" svg:height="11.446cm">
          <chartooo:coordinate-region svg:x="1.687cm" svg:y="2.263cm" svg:width="18.028cm" svg:height="10.56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Cancel</text:p>
              </table:table-cell>
            </table:table-row>
          </table:table-header-rows>
          <table:table-rows>
            <table:table-row>
              <table:table-cell office:value-type="string">
                <text:p>Novembe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